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Noto Kufi Arabic', Arial, Helvetica, sans-serif"/>
  </office:font-face-decls>
  <office:automatic-styles>
    <style:style style:name="P1" style:family="paragraph" style:parent-style-name="Standard">
      <style:text-properties officeooo:rsid="000e22c0" officeooo:paragraph-rsid="000e22c0"/>
    </style:style>
    <style:style style:name="P2" style:family="paragraph" style:parent-style-name="Standard">
      <style:paragraph-properties fo:text-align="center" style:justify-single-word="false"/>
      <style:text-properties fo:font-weight="bold" officeooo:rsid="000e22c0" officeooo:paragraph-rsid="000e22c0" style:font-weight-asian="bold" style:font-weight-complex="bold"/>
    </style:style>
    <style:style style:name="P3" style:family="paragraph" style:parent-style-name="Standard">
      <style:text-properties fo:font-weight="bold" officeooo:rsid="000e22c0" officeooo:paragraph-rsid="000e22c0" style:font-weight-asian="bold" style:font-weight-complex="bold"/>
    </style:style>
    <style:style style:name="P4" style:family="paragraph" style:parent-style-name="Standard">
      <style:text-properties fo:font-weight="bold" officeooo:rsid="00112743" officeooo:paragraph-rsid="00112743" style:font-weight-asian="bold" style:font-weight-complex="bold"/>
    </style:style>
    <style:style style:name="P5" style:family="paragraph" style:parent-style-name="Standard">
      <style:text-properties fo:font-weight="bold" officeooo:rsid="0012fb64" officeooo:paragraph-rsid="0012fb64" style:font-weight-asian="bold" style:font-weight-complex="bold"/>
    </style:style>
    <style:style style:name="P6" style:family="paragraph" style:parent-style-name="Standard">
      <style:text-properties fo:font-weight="bold" officeooo:rsid="0015b6ab" officeooo:paragraph-rsid="0015b6ab" style:font-weight-asian="bold" style:font-weight-complex="bold"/>
    </style:style>
    <style:style style:name="P7" style:family="paragraph" style:parent-style-name="Standard">
      <style:text-properties fo:font-weight="normal" officeooo:rsid="000e22c0" officeooo:paragraph-rsid="000e22c0" style:font-weight-asian="normal" style:font-weight-complex="normal"/>
    </style:style>
    <style:style style:name="P8" style:family="paragraph" style:parent-style-name="Standard">
      <style:text-properties fo:font-weight="normal" officeooo:rsid="000e22c0" officeooo:paragraph-rsid="00112743" style:font-weight-asian="normal" style:font-weight-complex="normal"/>
    </style:style>
    <style:style style:name="P9" style:family="paragraph" style:parent-style-name="Standard">
      <style:text-properties fo:font-weight="normal" officeooo:rsid="000f4221" officeooo:paragraph-rsid="000f4221" style:font-weight-asian="normal" style:font-weight-complex="normal"/>
    </style:style>
    <style:style style:name="P10" style:family="paragraph" style:parent-style-name="Standard">
      <style:text-properties fo:font-weight="normal" officeooo:rsid="0010dcd7" officeooo:paragraph-rsid="0010dcd7" style:font-weight-asian="normal" style:font-weight-complex="normal"/>
    </style:style>
    <style:style style:name="P11" style:family="paragraph" style:parent-style-name="Standard">
      <style:text-properties fo:font-weight="normal" officeooo:rsid="00112743" officeooo:paragraph-rsid="00112743" style:font-weight-asian="normal" style:font-weight-complex="normal"/>
    </style:style>
    <style:style style:name="P12" style:family="paragraph" style:parent-style-name="Standard">
      <style:text-properties fo:font-weight="normal" officeooo:rsid="0012fb64" officeooo:paragraph-rsid="0012fb64" style:font-weight-asian="normal" style:font-weight-complex="normal"/>
    </style:style>
    <style:style style:name="P13" style:family="paragraph" style:parent-style-name="Standard">
      <style:text-properties fo:font-weight="normal" officeooo:rsid="0015b6ab" officeooo:paragraph-rsid="0015b6ab" style:font-weight-asian="normal" style:font-weight-complex="normal"/>
    </style:style>
    <style:style style:name="P14" style:family="paragraph" style:parent-style-name="Standard">
      <style:text-properties fo:font-weight="normal" officeooo:rsid="00174dc3" officeooo:paragraph-rsid="00174dc3" style:font-weight-asian="normal" style:font-weight-complex="normal"/>
    </style:style>
    <style:style style:name="P15" style:family="paragraph" style:parent-style-name="Standard">
      <style:text-properties fo:font-style="normal" fo:font-weight="normal" officeooo:rsid="0017482e" officeooo:paragraph-rsid="0017482e" style:font-style-asian="normal" style:font-weight-asian="normal" style:font-style-complex="normal" style:font-weight-complex="normal"/>
    </style:style>
    <style:style style:name="P16" style:family="paragraph" style:parent-style-name="Standard">
      <style:text-properties fo:font-style="normal" fo:font-weight="bold" officeooo:rsid="0017482e" officeooo:paragraph-rsid="0017482e" style:font-style-asian="normal" style:font-weight-asian="bold" style:font-style-complex="normal" style:font-weight-complex="bold"/>
    </style:style>
    <style:style style:name="P17" style:family="paragraph" style:parent-style-name="Standard">
      <style:text-properties fo:font-style="normal" fo:font-weight="bold" officeooo:rsid="00174dc3" officeooo:paragraph-rsid="00174dc3"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7482e"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17c60e" style:font-style-asian="normal" style:font-style-complex="normal"/>
    </style:style>
    <style:style style:name="T5" style:family="text">
      <style:text-properties officeooo:rsid="0010dcd7"/>
    </style:style>
    <style:style style:name="T6" style:family="text">
      <style:text-properties officeooo:rsid="00112743"/>
    </style:style>
    <style:style style:name="T7" style:family="text">
      <style:text-properties officeooo:rsid="001491ee"/>
    </style:style>
    <style:style style:name="T8" style:family="text">
      <style:text-properties officeooo:rsid="0015b6ab"/>
    </style:style>
    <style:style style:name="T9" style:family="text">
      <style:text-properties officeooo:rsid="00174d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VIEW ON EVAPOTRANSPIRATION <text:s/>ESTIMATION BY DEEP LEARNING</text:p>
      <text:p text:style-name="P1"/>
      <text:p text:style-name="P3">Article name:<text:line-break/><text:span text:style-name="T1">Deep learning approaches for short-crop reference evapotranspiration estimation: a case study in Southeastern Australia</text:span></text:p>
      <text:p text:style-name="P3"><text:span text:style-name="T1"/></text:p>
      <text:p text:style-name="P3">Summary:</text:p>
      <text:p text:style-name="P3"/>
      <text:p text:style-name="P4">What is the evapotranspiration?</text:p>
      <text:p text:style-name="P11">Evapotranspiration is all the amounts of transpiration and the capacity of soil to evaporate that plants can produce in a specific period of time. It is high correlated to vegetation characteristics, soil moisture content, and meterological factors as wind, temperature, precipitation, sun radiation, barometric pressure, humidity. </text:p>
      <text:p text:style-name="P11">So this process combines two different mechanisms that cause water to be lost from the crop through transpiration (vaporization and loss of liquid water from plant organisms through their leaves) and from the soil surface through evaporation.</text:p>
      <text:p text:style-name="P11"/>
      <text:p text:style-name="P4">Why is it important?</text:p>
      <text:p text:style-name="P9">Evapotranspiration is crucial for the hydrologic cycle, the management of water resources, and the demand for irrigation water, however its estimation is difficult because ot its many direct and indirect impacts. <text:span text:style-name="T5">The estimation of the ET is essential for organizing and execution of irrigation projects. Well planned irrigation scheduling increases agricultural yield and revenue, </text:span><text:span text:style-name="T6">and reduce the amount of wasted water. </text:span></text:p>
      <text:p text:style-name="P10">FAO-56 introduces the evaluation of crop evapotranspiration derived from meteorological data and accurately predicted crop water requirements. </text:p>
      <text:p text:style-name="P10"/>
      <text:p text:style-name="P5">Why is challenging model evapotranspiration rates?</text:p>
      <text:p text:style-name="P12">ET is affected by both soil moisture and vegetation characteristics, and these are influenced by the local landform and geomorphological features. However, mapping the dynamic changes in crop conditions and management factors across time and place is limited, and our understanding of ET’s nonlinear response to those modifications is also limited, making it challenging to simulate over broad areas. </text:p>
      <text:p text:style-name="P12"/>
      <text:p text:style-name="P5">How to measure ET?</text:p>
      <text:p text:style-name="P12">A multitude of methods have recently been developed for measuring terrestrial ET at different spatial dimensions, ranging from the site to the global scale. These methods can generally be separated into two groups:<text:line-break/>- Remote sensing-based ET models, use satellite data of multiple controlling factors that are closely connected with land surface ET.</text:p>
      <text:p text:style-name="P12">The primary components of these models are the Priesley-Taylor, P<text:span text:style-name="T7">enman-Monteith, surface energy balance, vegetation index space and surface temperature. The retrival qulity of the byophysical parameters retrived from the remote sensing techniques is a major determinant of the predictive accuracy of these satellite-based ET mapping methods.</text:span></text:p>
      <text:p text:style-name="P12">- <text:span text:style-name="T8">Land surface m</text:span><text:span text:style-name="T7">odels, designed by explaining the complex hydrological processes of water flow exchanges between land and atmosphere. </text:span><text:span text:style-name="T8">Could be challenging to obtain the plant properties that these models require. Furthermore, some plant factors may differ among and within plant functional types both temporally and gepgraphically due to the diversity of conditions throughout the land surface.</text:span></text:p>
      <text:p text:style-name="P12"/>
      <text:p text:style-name="P6">Why use deep learning algorithms?</text:p>
      <text:p text:style-name="P13">Traditional methods for assessing ET are primarly based on physical principles. The FAO-56 Penman-Monteith is an example of these techniques. These methods has significant limitations <text:soft-page-break/>when it comes to accurately estimating ET in situations where meteorological parameters are absent. This because traditional estimation methods frequently fail to capture the complicated, nonlinear reationships present in meteorological data. Deep learning algorithms present a possible substitute because of their capacity to learn from massive datasets and spot complex patterns.</text:p>
      <text:p text:style-name="P6"><text:span text:style-name="T1">In the recent years deep learning algorithm have shown to be an effective tool for estimating ET. They are effective because they can capture intricate interactions between input and output data, </text:span><text:span text:style-name="T2">so they become more and more used for estimating hydrological variables, ecological variables and variables ralated to renewable energy.</text:span></text:p>
      <text:p text:style-name="P6"><text:span text:style-name="T2"/></text:p>
      <text:p text:style-name="P16">Data preparation</text:p>
      <text:p text:style-name="P15">The dataset consists of daily records of various meteorological parameters, incuding daily rainfall, maximum temperature, minimum temperature, solar radiation, maximum relative humidity, minimum relative humidity, and short crop evapotranspiration. <text:span text:style-name="T9">To assure that all the features have a similar scale is important to normalize the dataset’s features. In this study case has been used Min-Max normalization due to its ability to preserve the original of the data while ensuring all features are within a similar range. The total dataset has been splitted in 70% (data from 2010 to 2019) for training and 30% (data fro 2020 to 2023) for testing.</text:span></text:p>
      <text:p text:style-name="P15"/>
      <text:p text:style-name="P17">Deep learning algorithms used</text:p>
      <text:p text:style-name="P14"><text:span text:style-name="T3">- CNN (Convolutional Neural Network): </text:span><text:span text:style-name="T4">Fully connected n</text:span><text:span text:style-name="T3">eural </text:span><text:span text:style-name="T4">n</text:span><text:span text:style-name="T3">etwork composed by many Convolutional layers, each of which performs a features extraction from the origial data to detect patterns and correlations. This is done though the Convolution, a mathematical operation that given an input it multiplues it by passing over it a mask. Given an dataset matrix sized NxDx1 as input, each layer will reduce the size of the dataset and will increase the size of the extracted features, so it gets as output N_1 x D_1 x F. The amount of how many features we whant to obtain can be done by deciding the amout of masks that the Convolutional layer must use, instead the decreasing size of the dataset is usually done by Pooling layers, that uses a mask to select just a value for each intersection over the input. </text:span><text:span text:style-name="T4">CNN are widely used to handle images for classification and segmetation.</text:span></text:p>
      <text:p text:style-name="P14"><text:span text:style-name="T4"/></text:p>
      <text:p text:style-name="P14"><text:span text:style-name="T4">- GRU (Gated Recurrent Units): this method is referred to as a simplified version of LSTM. The GRU model architecture only contains two gating layers – the update gate and the reset gate.</text:span></text:p>
      <text:p text:style-name="P14"><text:span text:style-name="T3"><text:s/></text:span></text:p>
      <text:p text:style-name="P4">How to perform predictions of the ET value?</text:p>
      <text:p text:style-name="P8">Four deep learning algorithms (CNN, DNN, BiLSTM, GRU) were applied to predict evapotranspiration. </text:p>
      <text:p text:style-name="P7">The dataset used is based on 14 years of daily data from Victoria, a state in southeastern Australia. It has been splitted into two periods, nine years (2010-2019) for training and four years for testing (2020-2023). </text:p>
      <text:p text:style-name="P9">The obtained performance of the predictions made during the testing phase are:</text:p>
      <text:p text:style-name="P9">- GRU:</text:p>
      <text:p text:style-name="P9"><text:tab/>R-Square: 0,989</text:p>
      <text:p text:style-name="P9"><text:tab/>RMSE: 0,1794</text:p>
      <text:p text:style-name="P9"><text:tab/>MSE: 0,0322</text:p>
      <text:p text:style-name="P9"><text:tab/>MAE: 0,1417</text:p>
      <text:p text:style-name="P9">- DNN:</text:p>
      <text:p text:style-name="P9"><text:tab/>R-Square: 0,980</text:p>
      <text:p text:style-name="P9"><text:tab/>RMSE: 0,185</text:p>
      <text:p text:style-name="P9"><text:tab/>MSE: 0,0345</text:p>
      <text:p text:style-name="P9"><text:tab/>MAE: 0,1507</text:p>
      <text:p text:style-name="P9">- CNN:</text:p>
      <text:p text:style-name="P9"><text:tab/>R-Square: 0,958</text:p>
      <text:p text:style-name="P9"><text:soft-page-break/><text:tab/>RMSE: 0,364</text:p>
      <text:p text:style-name="P9"><text:tab/>MSE: 0,1330</text:p>
      <text:p text:style-name="P9">- BiLSTM:</text:p>
      <text:p text:style-name="P9"><text:tab/>R-Square: 0,969</text:p>
      <text:p text:style-name="P9"><text:tab/>MSE: 0,0988</text:p>
      <text:p text:style-name="P9"/>
      <text:p text:style-name="P9">GRU models has comparatively excellent performance than other DL model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Noto Kufi Arabic',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4T10:13:06.191119579</meta:creation-date>
    <dc:date>2025-03-24T12:13:52.209907329</dc:date>
    <meta:editing-duration>PT5M16S</meta:editing-duration>
    <meta:editing-cycles>2</meta:editing-cycles>
    <meta:generator>LibreOffice/24.2.7.2$Linux_X86_64 LibreOffice_project/420$Build-2</meta:generator>
    <meta:document-statistic meta:table-count="0" meta:image-count="0" meta:object-count="0" meta:page-count="3" meta:paragraph-count="46" meta:word-count="951" meta:character-count="6336" meta:non-whitespace-character-count="5407"/>
  </office:meta>
</office:document-meta>
</file>